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09cm" table:align="center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7.197cm"/>
    </style:style>
    <style:style style:name="Table1.C" style:family="table-column">
      <style:table-column-properties style:column-width="6.2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91cm" style:rel-column-width="1650*"/>
    </style:style>
    <style:style style:name="Table2.B" style:family="table-column">
      <style:table-column-properties style:column-width="16.09cm" style:rel-column-width="9122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9.001cm" fo:break-before="page" table:align="margins"/>
    </style:style>
    <style:style style:name="Table3.A" style:family="table-column">
      <style:table-column-properties style:column-width="2.91cm" style:rel-column-width="1650*"/>
    </style:style>
    <style:style style:name="Table3.B" style:family="table-column">
      <style:table-column-properties style:column-width="16.09cm" style:rel-column-width="9122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2.91cm" style:rel-column-width="1650*"/>
    </style:style>
    <style:style style:name="Table4.B" style:family="table-column">
      <style:table-column-properties style:column-width="16.09cm" style:rel-column-width="9122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413cm" style:rel-column-width="1935*"/>
    </style:style>
    <style:style style:name="Table5.B" style:family="table-column">
      <style:table-column-properties style:column-width="15.587cm" style:rel-column-width="8837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49cm" fo:border="0.05pt solid #000000" style:writing-mode="page"/>
    </style:style>
    <style:style style:name="Table5.2" style:family="table-row">
      <style:table-row-properties style:min-row-height="0.524cm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3.413cm" style:rel-column-width="1935*"/>
    </style:style>
    <style:style style:name="Table6.B" style:family="table-column">
      <style:table-column-properties style:column-width="15.587cm" style:rel-column-width="8837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49cm" fo:border="0.05pt solid #000000" style:writing-mode="page"/>
    </style:style>
    <style:style style:name="Table6.2" style:family="table-row">
      <style:table-row-properties style:min-row-height="0.524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3.413cm" style:rel-column-width="1935*"/>
    </style:style>
    <style:style style:name="Table7.B" style:family="table-column">
      <style:table-column-properties style:column-width="15.587cm" style:rel-column-width="8837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49cm" fo:border="0.05pt solid #000000" style:writing-mode="page"/>
    </style:style>
    <style:style style:name="Table7.2" style:family="table-row">
      <style:table-row-properties style:min-row-height="0.524cm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3.413cm" style:rel-column-width="1935*"/>
    </style:style>
    <style:style style:name="Table8.B" style:family="table-column">
      <style:table-column-properties style:column-width="15.587cm" style:rel-column-width="8837*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49cm" fo:border="0.05pt solid #000000" style:writing-mode="page"/>
    </style:style>
    <style:style style:name="Table8.2" style:family="table-row">
      <style:table-row-properties style:min-row-height="0.524cm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.3" style:family="table-row">
      <style:table-row-properties style:min-row-height="1.524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3.413cm" style:rel-column-width="1935*"/>
    </style:style>
    <style:style style:name="Table9.B" style:family="table-column">
      <style:table-column-properties style:column-width="15.587cm" style:rel-column-width="8837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49cm" fo:border="0.05pt solid #000000" style:writing-mode="page"/>
    </style:style>
    <style:style style:name="Table9.2" style:family="table-row">
      <style:table-row-properties style:min-row-height="0.524cm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3.413cm" style:rel-column-width="1935*"/>
    </style:style>
    <style:style style:name="Table10.B" style:family="table-column">
      <style:table-column-properties style:column-width="15.587cm" style:rel-column-width="8837*"/>
    </style:style>
    <style:style style:name="Table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49cm" fo:border="0.05pt solid #000000" style:writing-mode="page"/>
    </style:style>
    <style:style style:name="Table10.2" style:family="table-row">
      <style:table-row-properties style:min-row-height="0.524cm"/>
    </style:style>
    <style:style style:name="Table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3.413cm" style:rel-column-width="1935*"/>
    </style:style>
    <style:style style:name="Table11.B" style:family="table-column">
      <style:table-column-properties style:column-width="15.587cm" style:rel-column-width="8837*"/>
    </style:style>
    <style:style style:name="Table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49cm" fo:border="0.05pt solid #000000" style:writing-mode="page"/>
    </style:style>
    <style:style style:name="Table11.2" style:family="table-row">
      <style:table-row-properties style:min-row-height="0.524cm"/>
    </style:style>
    <style:style style:name="Table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3.413cm" style:rel-column-width="1935*"/>
    </style:style>
    <style:style style:name="Table12.B" style:family="table-column">
      <style:table-column-properties style:column-width="15.587cm" style:rel-column-width="8837*"/>
    </style:style>
    <style:style style:name="Table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49cm" fo:border="0.05pt solid #000000" style:writing-mode="page"/>
    </style:style>
    <style:style style:name="Table12.2" style:family="table-row">
      <style:table-row-properties style:min-row-height="0.524cm"/>
    </style:style>
    <style:style style:name="Table1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3.413cm" style:rel-column-width="1935*"/>
    </style:style>
    <style:style style:name="Table13.B" style:family="table-column">
      <style:table-column-properties style:column-width="15.587cm" style:rel-column-width="8837*"/>
    </style:style>
    <style:style style:name="Table1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49cm" fo:border="0.05pt solid #000000" style:writing-mode="page"/>
    </style:style>
    <style:style style:name="Table13.2" style:family="table-row">
      <style:table-row-properties style:min-row-height="0.524cm"/>
    </style:style>
    <style:style style:name="Table1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3.413cm" style:rel-column-width="1935*"/>
    </style:style>
    <style:style style:name="Table14.B" style:family="table-column">
      <style:table-column-properties style:column-width="15.587cm" style:rel-column-width="8837*"/>
    </style:style>
    <style:style style:name="Table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49cm" fo:border="0.05pt solid #000000" style:writing-mode="page"/>
    </style:style>
    <style:style style:name="Table14.2" style:family="table-row">
      <style:table-row-properties style:min-row-height="0.524cm"/>
    </style:style>
    <style:style style:name="Table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text-properties officeooo:rsid="000ab705" officeooo:paragraph-rsid="000ab705"/>
    </style:style>
    <style:style style:name="P2" style:family="paragraph" style:parent-style-name="Heading_20_1">
      <style:paragraph-properties fo:break-before="page"/>
      <style:text-properties officeooo:rsid="00101a8a" officeooo:paragraph-rsid="00101a8a"/>
    </style:style>
    <style:style style:name="P3" style:family="paragraph" style:parent-style-name="Heading_20_1">
      <style:text-properties officeooo:rsid="002b1870" officeooo:paragraph-rsid="002b1870"/>
    </style:style>
    <style:style style:name="P4" style:family="paragraph" style:parent-style-name="Standard">
      <style:paragraph-properties fo:text-align="justify" style:justify-single-word="false"/>
      <style:text-properties fo:language="sr" fo:country="CS" officeooo:paragraph-rsid="0008f1e8" style:font-size-complex="12pt"/>
    </style:style>
    <style:style style:name="P5" style:family="paragraph" style:parent-style-name="Standard">
      <style:paragraph-properties fo:text-align="center" style:justify-single-word="false"/>
      <style:text-properties fo:language="sr" fo:country="CS" officeooo:paragraph-rsid="0008f1e8" style:font-size-complex="12pt"/>
    </style:style>
    <style:style style:name="P6" style:family="paragraph" style:parent-style-name="Standard">
      <style:paragraph-properties style:snap-to-layout-grid="false"/>
      <style:text-properties fo:language="sr" fo:country="CS" officeooo:paragraph-rsid="0008f1e8" style:font-size-complex="12pt"/>
    </style:style>
    <style:style style:name="P7" style:family="paragraph" style:parent-style-name="Standard">
      <style:text-properties fo:language="sr" fo:country="CS" officeooo:paragraph-rsid="0008f1e8" style:font-size-complex="12pt"/>
    </style:style>
    <style:style style:name="P8" style:family="paragraph" style:parent-style-name="Standard">
      <style:paragraph-properties fo:text-align="justify" style:justify-single-word="false"/>
      <style:text-properties fo:language="sr" fo:country="CS" officeooo:rsid="0008f1e8" officeooo:paragraph-rsid="0008f1e8" style:font-size-complex="12pt"/>
    </style:style>
    <style:style style:name="P9" style:family="paragraph" style:parent-style-name="Standard">
      <style:paragraph-properties fo:text-align="center" style:justify-single-word="false"/>
      <style:text-properties fo:language="sr" fo:country="CS" officeooo:rsid="0008f1e8" officeooo:paragraph-rsid="0008f1e8" style:font-size-complex="12pt"/>
    </style:style>
    <style:style style:name="P10" style:family="paragraph" style:parent-style-name="Standard">
      <style:text-properties fo:language="sr" fo:country="CS" officeooo:rsid="0008f1e8" officeooo:paragraph-rsid="0008f1e8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6pt" fo:language="sr" fo:country="CS" fo:font-weight="bold" officeooo:rsid="0008f1e8" officeooo:paragraph-rsid="0008f1e8" style:font-size-asian="16pt" style:font-weight-asian="bold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fo:language="sr" fo:country="CS" fo:font-weight="bold" officeooo:paragraph-rsid="0008f1e8" style:font-size-asian="16pt" style:font-weight-asian="bold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4pt" fo:language="sr" fo:country="CS" officeooo:rsid="0008f1e8" officeooo:paragraph-rsid="0008f1e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sr" fo:country="CS" officeooo:paragraph-rsid="0008f1e8" style:font-size-asian="14pt" style:font-size-complex="12pt"/>
    </style:style>
    <style:style style:name="P15" style:family="paragraph" style:parent-style-name="Standard">
      <style:text-properties officeooo:paragraph-rsid="0008f1e8" style:font-size-complex="12pt"/>
    </style:style>
    <style:style style:name="P16" style:family="paragraph" style:parent-style-name="Standard">
      <style:text-properties officeooo:paragraph-rsid="0008f1e8"/>
    </style:style>
    <style:style style:name="P17" style:family="paragraph" style:parent-style-name="Standard">
      <style:paragraph-properties fo:text-align="center" style:justify-single-word="false"/>
      <style:text-properties officeooo:rsid="0008f1e8" officeooo:paragraph-rsid="0008f1e8"/>
    </style:style>
    <style:style style:name="P18" style:family="paragraph" style:parent-style-name="Standard">
      <style:text-properties officeooo:rsid="0008f1e8" officeooo:paragraph-rsid="0008f1e8"/>
    </style:style>
    <style:style style:name="P19" style:family="paragraph" style:parent-style-name="Standard">
      <style:paragraph-properties fo:text-align="center" style:justify-single-word="false"/>
      <style:text-properties officeooo:rsid="000ab705" officeooo:paragraph-rsid="000ab705"/>
    </style:style>
    <style:style style:name="P20" style:family="paragraph" style:parent-style-name="Standard">
      <style:text-properties officeooo:rsid="001b16b0" officeooo:paragraph-rsid="001b16b0"/>
    </style:style>
    <style:style style:name="P21" style:family="paragraph" style:parent-style-name="Standard">
      <style:text-properties officeooo:paragraph-rsid="002f2416"/>
    </style:style>
    <style:style style:name="P22" style:family="paragraph" style:parent-style-name="Standard">
      <style:text-properties officeooo:paragraph-rsid="0032776e"/>
    </style:style>
    <style:style style:name="P23" style:family="paragraph" style:parent-style-name="Standard">
      <style:text-properties officeooo:paragraph-rsid="003665b5"/>
    </style:style>
    <style:style style:name="P24" style:family="paragraph" style:parent-style-name="Standard">
      <style:text-properties officeooo:paragraph-rsid="0036e596"/>
    </style:style>
    <style:style style:name="P25" style:family="paragraph" style:parent-style-name="Standard">
      <style:text-properties officeooo:paragraph-rsid="003bb3a9"/>
    </style:style>
    <style:style style:name="P26" style:family="paragraph" style:parent-style-name="Standard">
      <style:text-properties officeooo:paragraph-rsid="0040f5d9"/>
    </style:style>
    <style:style style:name="P27" style:family="paragraph" style:parent-style-name="Standard">
      <style:text-properties officeooo:paragraph-rsid="0048372f"/>
    </style:style>
    <style:style style:name="P28" style:family="paragraph" style:parent-style-name="Standard">
      <style:text-properties officeooo:paragraph-rsid="004bf5d8"/>
    </style:style>
    <style:style style:name="P29" style:family="paragraph" style:parent-style-name="Standard">
      <style:text-properties officeooo:paragraph-rsid="0050be95"/>
    </style:style>
    <style:style style:name="P30" style:family="paragraph" style:parent-style-name="Table_20_Contents">
      <style:text-properties officeooo:rsid="0012aec2" officeooo:paragraph-rsid="0012aec2"/>
    </style:style>
    <style:style style:name="P31" style:family="paragraph" style:parent-style-name="Table_20_Contents">
      <style:text-properties officeooo:rsid="0012aec2" officeooo:paragraph-rsid="001c412e"/>
    </style:style>
    <style:style style:name="P32" style:family="paragraph" style:parent-style-name="Table_20_Contents">
      <style:text-properties officeooo:rsid="00153115" officeooo:paragraph-rsid="00153115"/>
    </style:style>
    <style:style style:name="P33" style:family="paragraph" style:parent-style-name="Table_20_Contents">
      <style:text-properties officeooo:rsid="001532f8" officeooo:paragraph-rsid="001532f8"/>
    </style:style>
    <style:style style:name="P34" style:family="paragraph" style:parent-style-name="Table_20_Contents">
      <style:text-properties officeooo:rsid="00172797" officeooo:paragraph-rsid="00172797"/>
    </style:style>
    <style:style style:name="P35" style:family="paragraph" style:parent-style-name="Table_20_Contents">
      <style:text-properties officeooo:rsid="001877d2" officeooo:paragraph-rsid="001877d2"/>
    </style:style>
    <style:style style:name="P36" style:family="paragraph" style:parent-style-name="Table_20_Contents">
      <style:text-properties officeooo:rsid="001986b7" officeooo:paragraph-rsid="001986b7"/>
    </style:style>
    <style:style style:name="P37" style:family="paragraph" style:parent-style-name="Table_20_Contents">
      <style:text-properties officeooo:rsid="001b16b0" officeooo:paragraph-rsid="001b16b0"/>
    </style:style>
    <style:style style:name="P38" style:family="paragraph" style:parent-style-name="Table_20_Contents">
      <style:text-properties officeooo:rsid="001c412e" officeooo:paragraph-rsid="001c412e"/>
    </style:style>
    <style:style style:name="P39" style:family="paragraph" style:parent-style-name="Table_20_Contents">
      <style:text-properties officeooo:rsid="001c7cda" officeooo:paragraph-rsid="001c7cda"/>
    </style:style>
    <style:style style:name="P40" style:family="paragraph" style:parent-style-name="Table_20_Contents">
      <style:text-properties officeooo:rsid="001cf86f" officeooo:paragraph-rsid="001cf86f"/>
    </style:style>
    <style:style style:name="P41" style:family="paragraph" style:parent-style-name="Table_20_Contents">
      <style:text-properties officeooo:rsid="001ea2d9" officeooo:paragraph-rsid="001ea2d9"/>
    </style:style>
    <style:style style:name="P42" style:family="paragraph" style:parent-style-name="Table_20_Contents">
      <style:text-properties officeooo:rsid="00205da3" officeooo:paragraph-rsid="00205da3"/>
    </style:style>
    <style:style style:name="P43" style:family="paragraph" style:parent-style-name="Table_20_Contents">
      <style:text-properties officeooo:rsid="00223783" officeooo:paragraph-rsid="00223783"/>
    </style:style>
    <style:style style:name="P44" style:family="paragraph" style:parent-style-name="Table_20_Contents">
      <style:text-properties officeooo:rsid="0023a602" officeooo:paragraph-rsid="0023a602"/>
    </style:style>
    <style:style style:name="P45" style:family="paragraph" style:parent-style-name="Table_20_Contents">
      <style:text-properties officeooo:rsid="00240249" officeooo:paragraph-rsid="00240249"/>
    </style:style>
    <style:style style:name="P46" style:family="paragraph" style:parent-style-name="Table_20_Contents">
      <style:text-properties officeooo:rsid="00240249" officeooo:paragraph-rsid="0032776e"/>
    </style:style>
    <style:style style:name="P47" style:family="paragraph" style:parent-style-name="Table_20_Contents">
      <style:text-properties officeooo:rsid="0024133f" officeooo:paragraph-rsid="0024133f"/>
    </style:style>
    <style:style style:name="P48" style:family="paragraph" style:parent-style-name="Table_20_Contents">
      <style:text-properties officeooo:rsid="00248c0c" officeooo:paragraph-rsid="00248c0c"/>
    </style:style>
    <style:style style:name="P49" style:family="paragraph" style:parent-style-name="Table_20_Contents">
      <style:text-properties officeooo:rsid="00287df2" officeooo:paragraph-rsid="00287df2"/>
    </style:style>
    <style:style style:name="P50" style:family="paragraph" style:parent-style-name="Table_20_Contents">
      <style:text-properties officeooo:rsid="002a3d78" officeooo:paragraph-rsid="002a3d78"/>
    </style:style>
    <style:style style:name="P51" style:family="paragraph" style:parent-style-name="Table_20_Contents">
      <style:text-properties officeooo:rsid="002be699" officeooo:paragraph-rsid="002be699"/>
    </style:style>
    <style:style style:name="P52" style:family="paragraph" style:parent-style-name="Table_20_Contents">
      <style:text-properties officeooo:rsid="002be699" officeooo:paragraph-rsid="002dda4f"/>
    </style:style>
    <style:style style:name="P53" style:family="paragraph" style:parent-style-name="Table_20_Contents">
      <style:text-properties officeooo:rsid="002be699" officeooo:paragraph-rsid="002f2416"/>
    </style:style>
    <style:style style:name="P54" style:family="paragraph" style:parent-style-name="Table_20_Contents">
      <style:text-properties officeooo:rsid="002be699" officeooo:paragraph-rsid="0032776e"/>
    </style:style>
    <style:style style:name="P55" style:family="paragraph" style:parent-style-name="Table_20_Contents">
      <style:text-properties officeooo:rsid="002be699" officeooo:paragraph-rsid="003665b5"/>
    </style:style>
    <style:style style:name="P56" style:family="paragraph" style:parent-style-name="Table_20_Contents">
      <style:text-properties officeooo:rsid="002be699" officeooo:paragraph-rsid="0036e596"/>
    </style:style>
    <style:style style:name="P57" style:family="paragraph" style:parent-style-name="Table_20_Contents">
      <style:text-properties officeooo:rsid="002be699" officeooo:paragraph-rsid="003bb3a9"/>
    </style:style>
    <style:style style:name="P58" style:family="paragraph" style:parent-style-name="Table_20_Contents">
      <style:text-properties officeooo:rsid="002be699" officeooo:paragraph-rsid="0040f5d9"/>
    </style:style>
    <style:style style:name="P59" style:family="paragraph" style:parent-style-name="Table_20_Contents">
      <style:text-properties officeooo:rsid="002be699" officeooo:paragraph-rsid="0048372f"/>
    </style:style>
    <style:style style:name="P60" style:family="paragraph" style:parent-style-name="Table_20_Contents">
      <style:text-properties officeooo:rsid="002be699" officeooo:paragraph-rsid="004bf5d8"/>
    </style:style>
    <style:style style:name="P61" style:family="paragraph" style:parent-style-name="Table_20_Contents">
      <style:text-properties officeooo:rsid="002dda4f" officeooo:paragraph-rsid="002dda4f"/>
    </style:style>
    <style:style style:name="P62" style:family="paragraph" style:parent-style-name="Table_20_Contents">
      <style:text-properties officeooo:rsid="002e1734" officeooo:paragraph-rsid="002e1734"/>
    </style:style>
    <style:style style:name="P63" style:family="paragraph" style:parent-style-name="Table_20_Contents">
      <style:text-properties officeooo:rsid="002e1734" officeooo:paragraph-rsid="002f2416"/>
    </style:style>
    <style:style style:name="P64" style:family="paragraph" style:parent-style-name="Table_20_Contents">
      <style:text-properties officeooo:rsid="002e1734" officeooo:paragraph-rsid="003182be"/>
    </style:style>
    <style:style style:name="P65" style:family="paragraph" style:parent-style-name="Table_20_Contents">
      <style:text-properties officeooo:rsid="002e1734" officeooo:paragraph-rsid="0032776e"/>
    </style:style>
    <style:style style:name="P66" style:family="paragraph" style:parent-style-name="Table_20_Contents">
      <style:text-properties officeooo:rsid="002e1734" officeooo:paragraph-rsid="003665b5"/>
    </style:style>
    <style:style style:name="P67" style:family="paragraph" style:parent-style-name="Table_20_Contents">
      <style:text-properties officeooo:rsid="002e1734" officeooo:paragraph-rsid="0036e596"/>
    </style:style>
    <style:style style:name="P68" style:family="paragraph" style:parent-style-name="Table_20_Contents">
      <style:text-properties officeooo:rsid="002e1734" officeooo:paragraph-rsid="003bb3a9"/>
    </style:style>
    <style:style style:name="P69" style:family="paragraph" style:parent-style-name="Table_20_Contents">
      <style:text-properties officeooo:rsid="002e1734" officeooo:paragraph-rsid="0040f5d9"/>
    </style:style>
    <style:style style:name="P70" style:family="paragraph" style:parent-style-name="Table_20_Contents">
      <style:text-properties officeooo:rsid="002e1734" officeooo:paragraph-rsid="0048372f"/>
    </style:style>
    <style:style style:name="P71" style:family="paragraph" style:parent-style-name="Table_20_Contents">
      <style:text-properties officeooo:rsid="002e1734" officeooo:paragraph-rsid="004bf5d8"/>
    </style:style>
    <style:style style:name="P72" style:family="paragraph" style:parent-style-name="Table_20_Contents">
      <style:text-properties officeooo:paragraph-rsid="002f2416"/>
    </style:style>
    <style:style style:name="P73" style:family="paragraph" style:parent-style-name="Table_20_Contents">
      <style:text-properties officeooo:rsid="002f2416" officeooo:paragraph-rsid="002f2416"/>
    </style:style>
    <style:style style:name="P74" style:family="paragraph" style:parent-style-name="Table_20_Contents">
      <style:text-properties officeooo:rsid="002f2416" officeooo:paragraph-rsid="0032776e"/>
    </style:style>
    <style:style style:name="P75" style:family="paragraph" style:parent-style-name="Table_20_Contents">
      <style:text-properties officeooo:rsid="002f2416" officeooo:paragraph-rsid="003665b5"/>
    </style:style>
    <style:style style:name="P76" style:family="paragraph" style:parent-style-name="Table_20_Contents">
      <style:text-properties officeooo:rsid="002f2416" officeooo:paragraph-rsid="0036e596"/>
    </style:style>
    <style:style style:name="P77" style:family="paragraph" style:parent-style-name="Table_20_Contents">
      <style:text-properties officeooo:rsid="002f2416" officeooo:paragraph-rsid="003bb3a9"/>
    </style:style>
    <style:style style:name="P78" style:family="paragraph" style:parent-style-name="Table_20_Contents">
      <style:text-properties officeooo:rsid="002f2416" officeooo:paragraph-rsid="0040f5d9"/>
    </style:style>
    <style:style style:name="P79" style:family="paragraph" style:parent-style-name="Table_20_Contents">
      <style:text-properties officeooo:rsid="002f2416" officeooo:paragraph-rsid="0048372f"/>
    </style:style>
    <style:style style:name="P80" style:family="paragraph" style:parent-style-name="Table_20_Contents">
      <style:text-properties officeooo:rsid="002f2416" officeooo:paragraph-rsid="004bf5d8"/>
    </style:style>
    <style:style style:name="P81" style:family="paragraph" style:parent-style-name="Table_20_Contents">
      <style:text-properties officeooo:rsid="003182be" officeooo:paragraph-rsid="003182be"/>
    </style:style>
    <style:style style:name="P82" style:family="paragraph" style:parent-style-name="Table_20_Contents">
      <style:text-properties officeooo:rsid="0031b9be" officeooo:paragraph-rsid="0031b9be"/>
    </style:style>
    <style:style style:name="P83" style:family="paragraph" style:parent-style-name="Table_20_Contents">
      <style:text-properties officeooo:rsid="0031b9be" officeooo:paragraph-rsid="0032776e"/>
    </style:style>
    <style:style style:name="P84" style:family="paragraph" style:parent-style-name="Table_20_Contents">
      <style:text-properties officeooo:rsid="0031b9be" officeooo:paragraph-rsid="0036e596"/>
    </style:style>
    <style:style style:name="P85" style:family="paragraph" style:parent-style-name="Table_20_Contents">
      <style:text-properties officeooo:rsid="0031b9be" officeooo:paragraph-rsid="003bb3a9"/>
    </style:style>
    <style:style style:name="P86" style:family="paragraph" style:parent-style-name="Table_20_Contents">
      <style:text-properties officeooo:rsid="0032776e" officeooo:paragraph-rsid="0032776e"/>
    </style:style>
    <style:style style:name="P87" style:family="paragraph" style:parent-style-name="Table_20_Contents">
      <style:text-properties officeooo:rsid="0032776e" officeooo:paragraph-rsid="003665b5"/>
    </style:style>
    <style:style style:name="P88" style:family="paragraph" style:parent-style-name="Table_20_Contents">
      <style:text-properties officeooo:rsid="0032776e" officeooo:paragraph-rsid="0036e596"/>
    </style:style>
    <style:style style:name="P89" style:family="paragraph" style:parent-style-name="Table_20_Contents">
      <style:text-properties officeooo:rsid="0032776e" officeooo:paragraph-rsid="004250ce"/>
    </style:style>
    <style:style style:name="P90" style:family="paragraph" style:parent-style-name="Table_20_Contents">
      <style:text-properties officeooo:rsid="00356f0e" officeooo:paragraph-rsid="00356f0e"/>
    </style:style>
    <style:style style:name="P91" style:family="paragraph" style:parent-style-name="Table_20_Contents">
      <style:text-properties officeooo:rsid="00356f0e" officeooo:paragraph-rsid="003b217b"/>
    </style:style>
    <style:style style:name="P92" style:family="paragraph" style:parent-style-name="Table_20_Contents">
      <style:text-properties officeooo:paragraph-rsid="003665b5"/>
    </style:style>
    <style:style style:name="P93" style:family="paragraph" style:parent-style-name="Table_20_Contents">
      <style:text-properties officeooo:rsid="003665b5" officeooo:paragraph-rsid="003665b5"/>
    </style:style>
    <style:style style:name="P94" style:family="paragraph" style:parent-style-name="Table_20_Contents">
      <style:text-properties officeooo:rsid="0036e596" officeooo:paragraph-rsid="0036e596"/>
    </style:style>
    <style:style style:name="P95" style:family="paragraph" style:parent-style-name="Table_20_Contents">
      <style:text-properties officeooo:paragraph-rsid="0036e596"/>
    </style:style>
    <style:style style:name="P96" style:family="paragraph" style:parent-style-name="Table_20_Contents">
      <style:text-properties officeooo:rsid="003824c1" officeooo:paragraph-rsid="003824c1"/>
    </style:style>
    <style:style style:name="P97" style:family="paragraph" style:parent-style-name="Table_20_Contents">
      <style:text-properties officeooo:rsid="003970a6" officeooo:paragraph-rsid="003970a6"/>
    </style:style>
    <style:style style:name="P98" style:family="paragraph" style:parent-style-name="Table_20_Contents">
      <style:text-properties officeooo:rsid="003970a6" officeooo:paragraph-rsid="003bb3a9"/>
    </style:style>
    <style:style style:name="P99" style:family="paragraph" style:parent-style-name="Table_20_Contents">
      <style:text-properties officeooo:rsid="003970a6" officeooo:paragraph-rsid="0040f5d9"/>
    </style:style>
    <style:style style:name="P100" style:family="paragraph" style:parent-style-name="Table_20_Contents">
      <style:text-properties officeooo:rsid="003970a6" officeooo:paragraph-rsid="0048372f"/>
    </style:style>
    <style:style style:name="P101" style:family="paragraph" style:parent-style-name="Table_20_Contents">
      <style:text-properties officeooo:rsid="003970a6" officeooo:paragraph-rsid="004bf5d8"/>
    </style:style>
    <style:style style:name="P102" style:family="paragraph" style:parent-style-name="Table_20_Contents">
      <style:text-properties officeooo:paragraph-rsid="003bb3a9"/>
    </style:style>
    <style:style style:name="P103" style:family="paragraph" style:parent-style-name="Table_20_Contents">
      <style:text-properties officeooo:rsid="003bb3a9" officeooo:paragraph-rsid="003bb3a9"/>
    </style:style>
    <style:style style:name="P104" style:family="paragraph" style:parent-style-name="Table_20_Contents">
      <style:text-properties officeooo:rsid="003d56b1" officeooo:paragraph-rsid="003d56b1"/>
    </style:style>
    <style:style style:name="P105" style:family="paragraph" style:parent-style-name="Table_20_Contents">
      <style:text-properties officeooo:paragraph-rsid="0040f5d9"/>
    </style:style>
    <style:style style:name="P106" style:family="paragraph" style:parent-style-name="Table_20_Contents">
      <style:text-properties officeooo:rsid="0040f5d9" officeooo:paragraph-rsid="0040f5d9"/>
    </style:style>
    <style:style style:name="P107" style:family="paragraph" style:parent-style-name="Table_20_Contents">
      <style:text-properties officeooo:rsid="004250ce" officeooo:paragraph-rsid="004250ce"/>
    </style:style>
    <style:style style:name="P108" style:family="paragraph" style:parent-style-name="Table_20_Contents">
      <style:text-properties officeooo:rsid="00443b42" officeooo:paragraph-rsid="00443b42"/>
    </style:style>
    <style:style style:name="P109" style:family="paragraph" style:parent-style-name="Table_20_Contents">
      <style:text-properties officeooo:rsid="00443b42" officeooo:paragraph-rsid="0048372f"/>
    </style:style>
    <style:style style:name="P110" style:family="paragraph" style:parent-style-name="Table_20_Contents">
      <style:text-properties officeooo:rsid="00443b42" officeooo:paragraph-rsid="004bf5d8"/>
    </style:style>
    <style:style style:name="P111" style:family="paragraph" style:parent-style-name="Table_20_Contents">
      <style:text-properties officeooo:rsid="0046f978" officeooo:paragraph-rsid="0046f978"/>
    </style:style>
    <style:style style:name="P112" style:family="paragraph" style:parent-style-name="Table_20_Contents">
      <style:text-properties officeooo:rsid="0046f978" officeooo:paragraph-rsid="0048372f"/>
    </style:style>
    <style:style style:name="P113" style:family="paragraph" style:parent-style-name="Table_20_Contents">
      <style:text-properties officeooo:rsid="0046f978" officeooo:paragraph-rsid="004bf5d8"/>
    </style:style>
    <style:style style:name="P114" style:family="paragraph" style:parent-style-name="Table_20_Contents">
      <style:text-properties officeooo:rsid="0048372f" officeooo:paragraph-rsid="0048372f"/>
    </style:style>
    <style:style style:name="P115" style:family="paragraph" style:parent-style-name="Table_20_Contents">
      <style:text-properties officeooo:rsid="0048372f" officeooo:paragraph-rsid="004bf5d8"/>
    </style:style>
    <style:style style:name="P116" style:family="paragraph" style:parent-style-name="Table_20_Contents">
      <style:text-properties officeooo:paragraph-rsid="0048372f"/>
    </style:style>
    <style:style style:name="P117" style:family="paragraph" style:parent-style-name="Table_20_Contents">
      <style:text-properties officeooo:rsid="004a1064" officeooo:paragraph-rsid="004bf5d8"/>
    </style:style>
    <style:style style:name="P118" style:family="paragraph" style:parent-style-name="Table_20_Contents">
      <style:text-properties officeooo:rsid="004a1064" officeooo:paragraph-rsid="004e9b4e"/>
    </style:style>
    <style:style style:name="P119" style:family="paragraph" style:parent-style-name="Table_20_Contents">
      <style:text-properties officeooo:rsid="004bd201" officeooo:paragraph-rsid="004bd201"/>
    </style:style>
    <style:style style:name="P120" style:family="paragraph" style:parent-style-name="Table_20_Contents">
      <style:text-properties officeooo:rsid="004bd201" officeooo:paragraph-rsid="004bf5d8"/>
    </style:style>
    <style:style style:name="P121" style:family="paragraph" style:parent-style-name="Table_20_Contents">
      <style:text-properties officeooo:paragraph-rsid="004bf5d8"/>
    </style:style>
    <style:style style:name="P122" style:family="paragraph" style:parent-style-name="Table_20_Contents">
      <style:text-properties officeooo:rsid="004bf5d8" officeooo:paragraph-rsid="004bf5d8"/>
    </style:style>
    <style:style style:name="P123" style:family="paragraph" style:parent-style-name="Table_20_Contents">
      <style:text-properties officeooo:rsid="004d28fd" officeooo:paragraph-rsid="004d28fd"/>
    </style:style>
    <style:style style:name="P124" style:family="paragraph" style:parent-style-name="Table_20_Contents">
      <style:text-properties officeooo:rsid="004d28fd" officeooo:paragraph-rsid="004e9b4e"/>
    </style:style>
    <style:style style:name="P125" style:family="paragraph" style:parent-style-name="Table_20_Contents">
      <style:text-properties officeooo:rsid="0050d5ae" officeooo:paragraph-rsid="0050d5ae"/>
    </style:style>
    <style:style style:name="P126" style:family="paragraph" style:parent-style-name="Text_20_body">
      <style:text-properties officeooo:rsid="000ab705" officeooo:paragraph-rsid="000ab705"/>
    </style:style>
    <style:style style:name="P127" style:family="paragraph" style:parent-style-name="Text_20_body" style:list-style-name="L3">
      <style:text-properties officeooo:rsid="000d9b5b" officeooo:paragraph-rsid="000d9b5b"/>
    </style:style>
    <style:style style:name="P128" style:family="paragraph" style:parent-style-name="Text_20_body" style:list-style-name="L3">
      <style:text-properties officeooo:rsid="000d9e7e" officeooo:paragraph-rsid="000d9e7e"/>
    </style:style>
    <style:style style:name="P129" style:family="paragraph" style:parent-style-name="Text_20_body" style:list-style-name="L3">
      <style:text-properties officeooo:rsid="000ee8d2" officeooo:paragraph-rsid="000ee8d2"/>
    </style:style>
    <style:style style:name="P130" style:family="paragraph" style:parent-style-name="Text_20_body" style:list-style-name="L3">
      <style:text-properties officeooo:rsid="000fb3bd" officeooo:paragraph-rsid="000fb3bd"/>
    </style:style>
    <style:style style:name="P131" style:family="paragraph" style:parent-style-name="Text_20_body">
      <style:text-properties officeooo:rsid="000fb3bd" officeooo:paragraph-rsid="000fb3bd"/>
    </style:style>
    <style:style style:name="P132" style:family="paragraph" style:parent-style-name="Text_20_body" style:list-style-name="L4">
      <style:text-properties officeooo:rsid="000fb3bd" officeooo:paragraph-rsid="000fb3bd"/>
    </style:style>
    <style:style style:name="P133" style:family="paragraph" style:parent-style-name="Text_20_body">
      <style:text-properties officeooo:paragraph-rsid="00101a8a"/>
    </style:style>
    <style:style style:name="P134" style:family="paragraph" style:parent-style-name="Text_20_body">
      <style:text-properties officeooo:paragraph-rsid="002b1870"/>
    </style:style>
    <style:style style:name="T1" style:family="text">
      <style:text-properties fo:language="sr" fo:country="CS" style:font-size-complex="12pt"/>
    </style:style>
    <style:style style:name="T2" style:family="text">
      <style:text-properties fo:language="sr" fo:country="CS" officeooo:rsid="0008f1e8" style:font-size-complex="12pt"/>
    </style:style>
    <style:style style:name="T3" style:family="text">
      <style:text-properties style:font-size-complex="12pt"/>
    </style:style>
    <style:style style:name="T4" style:family="text">
      <style:text-properties officeooo:rsid="000b2a5a"/>
    </style:style>
    <style:style style:name="T5" style:family="text">
      <style:text-properties officeooo:rsid="000be609"/>
    </style:style>
    <style:style style:name="T6" style:family="text">
      <style:text-properties officeooo:rsid="000d9b5b"/>
    </style:style>
    <style:style style:name="T7" style:family="text">
      <style:text-properties officeooo:rsid="000ee8d2"/>
    </style:style>
    <style:style style:name="T8" style:family="text">
      <style:text-properties officeooo:rsid="001087ca"/>
    </style:style>
    <style:style style:name="T9" style:family="text">
      <style:text-properties officeooo:rsid="0012aec2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3" style:family="text">
      <style:text-properties fo:color="#4ec9b0" loext:opacity="100%"/>
    </style:style>
    <style:style style:name="T14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15" style:family="text">
      <style:text-properties fo:color="#9cdcfe" loext:opacity="100%"/>
    </style:style>
    <style:style style:name="T16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7" style:family="text">
      <style:text-properties officeooo:rsid="001532f8"/>
    </style:style>
    <style:style style:name="T18" style:family="text">
      <style:text-properties officeooo:rsid="001aa420"/>
    </style:style>
    <style:style style:name="T19" style:family="text">
      <style:text-properties officeooo:rsid="001b16b0"/>
    </style:style>
    <style:style style:name="T20" style:family="text">
      <style:text-properties officeooo:rsid="001ea2d9"/>
    </style:style>
    <style:style style:name="T21" style:family="text">
      <style:text-properties officeooo:rsid="00240249"/>
    </style:style>
    <style:style style:name="T22" style:family="text">
      <style:text-properties officeooo:rsid="002534bd"/>
    </style:style>
    <style:style style:name="T23" style:family="text">
      <style:text-properties officeooo:rsid="002be699"/>
    </style:style>
    <style:style style:name="T24" style:family="text">
      <style:text-properties fo:color="#dcdcaa" loext:opacity="100%"/>
    </style:style>
    <style:style style:name="T25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26" style:family="text">
      <style:text-properties officeooo:rsid="002dda4f"/>
    </style:style>
    <style:style style:name="T27" style:family="text">
      <style:text-properties officeooo:rsid="002e1734"/>
    </style:style>
    <style:style style:name="T28" style:family="text">
      <style:text-properties officeooo:rsid="002f2416"/>
    </style:style>
    <style:style style:name="T29" style:family="text">
      <style:text-properties officeooo:rsid="0032776e"/>
    </style:style>
    <style:style style:name="T30" style:family="text">
      <style:text-properties officeooo:rsid="0033f8da"/>
    </style:style>
    <style:style style:name="T31" style:family="text">
      <style:text-properties officeooo:rsid="00361272"/>
    </style:style>
    <style:style style:name="T32" style:family="text">
      <style:text-properties officeooo:rsid="003665b5"/>
    </style:style>
    <style:style style:name="T33" style:family="text">
      <style:text-properties officeooo:rsid="0036e596"/>
    </style:style>
    <style:style style:name="T34" style:family="text">
      <style:text-properties officeooo:rsid="00373066"/>
    </style:style>
    <style:style style:name="T35" style:family="text">
      <style:text-properties officeooo:rsid="003b217b"/>
    </style:style>
    <style:style style:name="T36" style:family="text">
      <style:text-properties officeooo:rsid="003bb3a9"/>
    </style:style>
    <style:style style:name="T37" style:family="text">
      <style:text-properties officeooo:rsid="004250ce"/>
    </style:style>
    <style:style style:name="T38" style:family="text">
      <style:text-properties officeooo:rsid="0045fd8d"/>
    </style:style>
    <style:style style:name="T39" style:family="text">
      <style:text-properties officeooo:rsid="0048372f"/>
    </style:style>
    <style:style style:name="T40" style:family="text">
      <style:text-properties officeooo:rsid="004bd201"/>
    </style:style>
    <style:style style:name="T41" style:family="text">
      <style:text-properties officeooo:rsid="004d28fd"/>
    </style:style>
    <style:style style:name="T42" style:family="text">
      <style:text-properties officeooo:rsid="004d3884"/>
    </style:style>
    <style:style style:name="T43" style:family="text">
      <style:text-properties officeooo:rsid="004e9b4e"/>
    </style:style>
    <style:style style:name="T44" style:family="text">
      <style:text-properties officeooo:rsid="00502320"/>
    </style:style>
    <style:style style:name="T45" style:family="text">
      <style:text-properties officeooo:rsid="0050d5ae"/>
    </style:style>
    <style:style style:name="T46" style:family="text">
      <style:text-properties officeooo:rsid="0051541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LEKTROTEHNIČKI FAKULTET</text:p>
      <text:p text:style-name="P8">BEOGRAD</text:p>
      <text:p text:style-name="P8"/>
      <text:p text:style-name="P4"/>
      <text:p text:style-name="P4"/>
      <text:p text:style-name="P4"/>
      <text:p text:style-name="P4"/>
      <text:p text:style-name="P11">PRAKTIKUM IZ PROGRAMIRANJA 2</text:p>
      <text:p text:style-name="P12"/>
      <text:p text:style-name="P17"><text:span text:style-name="T1">ODSEK ZA SOFTVERSKO INŽENJESTV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ktni zadatak broj 7 – Igra ,,Super Mario“</text:p>
      <text:p text:style-name="P5"/>
      <text:p text:style-name="P13">Uputstvo za programere</text:p>
      <text:p text:style-name="P14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Projektni autori</text:p>
          </table:table-cell>
          <table:table-cell table:style-name="Table1.A1" office:value-type="string">
            <text:p text:style-name="P16"><text:span text:style-name="T2">Aleksandar Trajković</text:span><text:span text:style-name="T1"><text:tab/> <text:s text:c="10"/></text:span><text:span text:style-name="T2">2022/0071</text:span></text:p>
          </table:table-cell>
          <table:table-cell table:style-name="Table1.C1" office:value-type="string">
            <text:p text:style-name="P18"><text:span text:style-name="T3">ta220071d@student.etf.bg.ac.rs</text:span>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6"><text:span text:style-name="T2">Mihajlo Urošević</text:span><text:span text:style-name="T1"><text:tab/> <text:s text:c="10"/></text:span><text:span text:style-name="T2">2022/0244</text:span></text:p>
          </table:table-cell>
          <table:table-cell table:style-name="Table1.C2" office:value-type="string">
            <text:p text:style-name="P16"><text:span text:style-name="T3">um220244d@student.etf.bg.ac.rs</text:span>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6"><text:span text:style-name="T2">Marko Matović</text:span><text:span text:style-name="T1"><text:tab/> <text:s text:c="10"/></text:span><text:span text:style-name="T2">2022/0293</text:span></text:p>
          </table:table-cell>
          <table:table-cell table:style-name="Table1.C2" office:value-type="string">
            <text:p text:style-name="P15">mm220293d@student.etf.bg.ac.rs</text:p>
          </table:table-cell>
        </table:table-row>
      </table:table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1">Beograd, maj 2023.</text:span></text:p>
      <text:p text:style-name="P19"><text:span text:style-name="T1"/></text:p>
      <text:h text:style-name="P1" text:outline-level="1"><text:soft-page-break/>Uvod</text:h>
      <text:p text:style-name="P126">Ovim projektnim zadatkom smo pokušali da rekreiramo pojednostavljenu verziju popularne igrice iz osamdesetih po imenu ,,Super Mario Bros”. Igrica se sastoji od dvodimenzionalnih blokovnih mapa, kojih u ovom projektu ima četiri, sa uglavnom statičkim blokovima, ali i nekim koje imaju specijalne funkcije. <text:span text:style-name="T4">Na mapama se nalazne razni </text:span><text:span text:style-name="T5">dinamički</text:span><text:span text:style-name="T4"> entiteti, koje čine sam Mario, neprijatelji, predmeti koje Mario može da pokupi i platforme. </text:span><text:span text:style-name="T6">U izradi projekta su korišćena okruženja Clion i Visual Studio Code. Projekat se sastoji od sledećih fajlova i datoteka:</text:span></text:p>
      <text:list xml:id="list3238280442" text:style-name="L3">
        <text:list-item>
          <text:p text:style-name="P127">main.cpp – spaja sve funkcije u korehentnu igru</text:p>
        </text:list-item>
        <text:list-item>
          <text:p text:style-name="P127">Movement.c i Movement.h – sadrže funkcije za logiku kretanja i kolizija u igrici</text:p>
        </text:list-item>
        <text:list-item>
          <text:p text:style-name="P127">ui.c i ui.h – sadrž<text:span text:style-name="T7">e</text:span> funkcije za učitavanje i prikaz grafike</text:p>
        </text:list-item>
        <text:list-item>
          <text:p text:style-name="P127">MapLoader.cpp – sadrži funkcije za učitavanje, manipulaciju i generisanje mapa</text:p>
        </text:list-item>
        <text:list-item>
          <text:p text:style-name="P127">EntityHandler.cpp – sadrži funkcije za generisanje odluka i reakcija entiteta</text:p>
        </text:list-item>
        <text:list-item>
          <text:p text:style-name="P128">MapEntityCommon.hpp – sadrži primitive funkcija za MapLoader.cpp i EntityCommon.cpp i sve strukture upotrebljene u projektu.</text:p>
        </text:list-item>
        <text:list-item>
          <text:p text:style-name="P129">nuklear.h i nuklear_glfw_gl3.h – grafička biblioteka, koju projekat koristi</text:p>
        </text:list-item>
        <text:list-item>
          <text:p text:style-name="P130">Makefile – sadrži rutinu za kompajlovanje čitavog projekta</text:p>
        </text:list-item>
        <text:list-item>
          <text:p text:style-name="P130">background_overworld – sadrži teksture blokova u pozadini</text:p>
        </text:list-item>
        <text:list-item>
          <text:p text:style-name="P130">blocks_overworld – sadrži teksture blokova u prvom planu</text:p>
        </text:list-item>
        <text:list-item>
          <text:p text:style-name="P130"><text:s/>entities – sadrži teksture entiteta</text:p>
        </text:list-item>
        <text:list-item>
          <text:p text:style-name="P130">worlds – sadrži .map i .bg fajlove mapa.</text:p>
        </text:list-item>
      </text:list>
      <text:p text:style-name="P131">Svaki autor je imao svoja lična zaduženja, i ona su bila:</text:p>
      <text:list xml:id="list749326637" text:style-name="L4">
        <text:list-item>
          <text:p text:style-name="P132">Marko Matović – Korisnički interfejs i implementacija grafike, <text:span text:style-name="T8">što je primenjeno u fajlovima ui.h i ui.c</text:span></text:p>
        </text:list-item>
        <text:list-item>
          <text:p text:style-name="P132">Mihajlo Urošević – Logika igrice, <text:span text:style-name="T8">što je primenjeno u fajlovima Movement.h i Movement.c</text:span></text:p>
        </text:list-item>
        <text:list-item>
          <text:p text:style-name="P132">Aleksandar Trajković – Čuvanje i generisanje mapa i bodova i sistem za upravljanje nad entitetima, <text:span text:style-name="T8">što je primenjeno u fajlovima MapEntityCommon.hpp, EntityHandler.cpp i MapLoader.cpp.</text:span></text:p>
        </text:list-item>
      </text:list>
      <text:p text:style-name="P131"/>
      <text:h text:style-name="P2" text:outline-level="1" text:is-list-header="true">Korišćene strukture podataka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Struktura</text:p>
          </table:table-cell>
          <table:table-cell table:style-name="Table2.B1" office:value-type="string">
            <text:p text:style-name="P30">Entitet</text:p>
          </table:table-cell>
        </table:table-row>
        <table:table-row>
          <table:table-cell table:style-name="Table2.A2" office:value-type="string">
            <text:p text:style-name="P30">Ime</text:p>
          </table:table-cell>
          <table:table-cell table:style-name="Table2.B2" office:value-type="string">
            <text:p text:style-name="Table_20_Contents">EntityNode</text:p>
          </table:table-cell>
        </table:table-row>
        <table:table-row>
          <table:table-cell table:style-name="Table2.A2" office:value-type="string">
            <text:p text:style-name="P30">Definisana u</text:p>
          </table:table-cell>
          <table:table-cell table:style-name="Table2.B2" office:value-type="string">
            <text:p text:style-name="P30">MapEntityCommon.hpp</text:p>
          </table:table-cell>
        </table:table-row>
        <table:table-row>
          <table:table-cell table:style-name="Table2.A2" office:value-type="string">
            <text:p text:style-name="P30">Koristi</text:p>
          </table:table-cell>
          <table:table-cell table:style-name="Table2.B2" office:value-type="string">
            <text:p text:style-name="P50">Ne zavisi od drugih struktura</text:p>
          </table:table-cell>
        </table:table-row>
        <table:table-row>
          <table:table-cell table:style-name="Table2.A2" office:value-type="string">
            <text:p text:style-name="Table_20_Contents"><text:span text:style-name="T9">Definicija</text:span></text:p>
          </table:table-cell>
          <table:table-cell table:style-name="Table2.B2" office:value-type="string">
            <text:p text:style-name="Standard">struct EntityNode;</text:p>
            <text:p text:style-name="Standard">typedef struct EntityNode {</text:p>
            <text:p text:style-name="Standard"><text:tab/>float x;</text:p>
            <text:p text:style-name="Standard"><text:tab/>float y;</text:p>
            <text:p text:style-name="Standard"><text:tab/>float height;</text:p>
            <text:p text:style-name="Standard"><text:tab/>float width;</text:p>
            <text:p text:style-name="Standard"><text:tab/>float velX;</text:p>
            <text:p text:style-name="Standard"><text:tab/>float velY;</text:p>
            <text:p text:style-name="Standard"><text:tab/>float accX;</text:p>
            <text:p text:style-name="Standard"><text:tab/>float accY;</text:p>
            <text:p text:style-name="Standard"/>
            <text:p text:style-name="Standard"><text:tab/>float timer;</text:p>
            <text:p text:style-name="Standard"><text:tab/>unsigned char type;</text:p>
            <text:p text:style-name="Standard"><text:tab/>bool isOnGround;</text:p>
            <text:p text:style-name="Standard"><text:tab/>void* entity;</text:p>
            <text:p text:style-name="Standard"><text:tab/>EntityNode *next;</text:p>
            <text:p text:style-name="Standard"><text:tab/>EntityNode *prev;</text:p>
            <text:p text:style-name="Standard">} EntityNode;</text:p>
          </table:table-cell>
        </table:table-row>
        <table:table-row>
          <table:table-cell table:style-name="Table2.A2" office:value-type="string">
            <text:p text:style-name="P30">Manipulacija</text:p>
          </table:table-cell>
          <table:table-cell table:style-name="Table2.B2" office:value-type="string">
            <text:p text:style-name="P30">summonEntity – <text:span text:style-name="T17">inicijalizuje</text:span> entitet zadatog tipa na zadatom mestu i mapi</text:p>
            <text:p text:style-name="P36">setEntityDimensions – služi za inicijalizaciju dimenzija entiteta</text:p>
            <text:p text:style-name="P36">setEntity<text:span text:style-name="T18">Starting</text:span>Velocity – služi za inicijalizaciju brzine i ubrzanja entiteta</text:p>
            <text:p text:style-name="P32">killEntity – prebacuje entiet iz liste živih u listu mrtvih entiteta</text:p>
            <text:p text:style-name="P33">addDeadEntity – ubacuje već inicijalizovan entitet u listu mrtvih entiteta</text:p>
            <text:p text:style-name="P34">removeEntity – oslobađa entitet u listi mrtvih entiteta iz memorije</text:p>
            <text:p text:style-name="P34">removeAliveEntity – oslobađa entitet u listi živih entiteta iz memorije</text:p>
            <text:p text:style-name="P35">clearEntityList – oslobađa sve entitete u listi živih entiteta iz memorije</text:p>
          </table:table-cell>
        </table:table-row>
        <table:table-row>
          <table:table-cell table:style-name="Table2.A2" office:value-type="string">
            <text:p text:style-name="Table_20_Contents"><text:span text:style-name="T19">Dodatne strukture</text:span></text:p>
          </table:table-cell>
          <table:table-cell table:style-name="Table2.B2" office:value-type="string">
            <text:p text:style-name="Standard">typedef struct {</text:p>
            <text:p text:style-name="Standard"><text:tab/>int state;</text:p>
            <text:p text:style-name="Standard"><text:tab/>bool direction;</text:p>
            <text:p text:style-name="Standard">} State;</text:p>
            <text:p text:style-name="Standard"/>
            <text:p text:style-name="Standard">typedef struct {</text:p>
            <text:p text:style-name="Standard"><text:tab/>float radius;</text:p>
            <text:p text:style-name="Standard"><text:tab/>float angle;</text:p>
            <text:p text:style-name="Standard">} Rotation;</text:p>
            <text:p text:style-name="Standard"/>
            <text:p text:style-name="Standard">typedef struct{</text:p>
            <text:p text:style-name="Standard"><text:tab/>bool master;</text:p>
            <text:p text:style-name="Standard"><text:tab/>EntityNode* next;</text:p>
            <text:p text:style-name="Standard"><text:tab/>EntityNode* prev;</text:p>
            <text:p text:style-name="Standard">} Platform;</text:p>
          </table:table-cell>
        </table:table-row>
        <table:table-row>
          <table:table-cell table:style-name="Table2.A2" office:value-type="string">
            <text:p text:style-name="P37">Opis</text:p>
          </table:table-cell>
          <table:table-cell table:style-name="Table2.B2" office:value-type="string">
            <text:p text:style-name="P20">Dodatne strukture se smeštaju u void* entity polju entiteta.</text:p>
            <text:p text:style-name="P20">State – služi za programiranje stanja u kome se entitet nalazi</text:p>
            <text:p text:style-name="P20">Rotation – služi za kružno kretanje entiteta</text:p>
            <text:p text:style-name="P20">Platform – služi za sinhronizaciju platformi.</text:p>
          </table:table-cell>
        </table:table-row>
      </table:table>
      <text:p text:style-name="P13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Struktura</text:p>
          </table:table-cell>
          <table:table-cell table:style-name="Table3.B1" office:value-type="string">
            <text:p text:style-name="P38">Mapa</text:p>
          </table:table-cell>
        </table:table-row>
        <table:table-row>
          <table:table-cell table:style-name="Table3.A2" office:value-type="string">
            <text:p text:style-name="P31">Ime</text:p>
          </table:table-cell>
          <table:table-cell table:style-name="Table3.B2" office:value-type="string">
            <text:p text:style-name="P38"><text:span text:style-name="T20">M</text:span>ap<text:span text:style-name="T20">Viewport</text:span></text:p>
          </table:table-cell>
        </table:table-row>
        <table:table-row>
          <table:table-cell table:style-name="Table3.A2" office:value-type="string">
            <text:p text:style-name="P31">Definisana u</text:p>
          </table:table-cell>
          <table:table-cell table:style-name="Table3.B2" office:value-type="string">
            <text:p text:style-name="P38">MapEntityCommon.hpp</text:p>
          </table:table-cell>
        </table:table-row>
        <table:table-row>
          <table:table-cell table:style-name="Table3.A2" office:value-type="string">
            <text:p text:style-name="P31">Koristi</text:p>
          </table:table-cell>
          <table:table-cell table:style-name="Table3.B2" office:value-type="string">
            <text:p text:style-name="P49">EntityNode (MapEntityCommon.hpp)</text:p>
          </table:table-cell>
        </table:table-row>
        <table:table-row>
          <table:table-cell table:style-name="Table3.A2" office:value-type="string">
            <text:p text:style-name="P31">Definicija</text:p>
          </table:table-cell>
          <table:table-cell table:style-name="Table3.B2" office:value-type="string">
            <text:p text:style-name="Standard">typedef struct {</text:p>
            <text:p text:style-name="Standard"><text:tab/>EntityNode *entityList;</text:p>
            <text:p text:style-name="Standard"><text:tab/>EntityNode *deadEntities;</text:p>
            <text:p text:style-name="Standard"><text:tab/>unsigned char **map;</text:p>
            <text:p text:style-name="Standard"><text:tab/>unsigned char **background;</text:p>
            <text:p text:style-name="Standard"><text:tab/>unsigned short length;</text:p>
            <text:p text:style-name="Standard"><text:tab/>unsigned char height;</text:p>
            <text:p text:style-name="Standard">} Map;</text:p>
          </table:table-cell>
        </table:table-row>
        <table:table-row>
          <table:table-cell table:style-name="Table3.A2" office:value-type="string">
            <text:p text:style-name="P31">Manipulacija</text:p>
          </table:table-cell>
          <table:table-cell table:style-name="Table3.B2" office:value-type="string">
            <text:p text:style-name="P39">loadMap – služi za učitavanje mape iz .map i .bg fajlova</text:p>
            <text:p text:style-name="P39">saveMap – služi za čuvanje učitane mape u .map i .bg fajlove</text:p>
            <text:p text:style-name="P40">mapMaker – služi za generisanje mape</text:p>
            <text:p text:style-name="P43">getMapBlock – vraća šifru bloka na zadatim koordinatama</text:p>
            <text:p text:style-name="P43">setMapBlock – postavlja šifru bloka na zadatim koordinatama</text:p>
            <text:p text:style-name="P43">getBackgroundBlock – vraća šifru bloka u pozadini na zadatim koordinatama</text:p>
            <text:p text:style-name="P43">setBackgroundBlock – postavlja šifru bloka u pozadini na zadatim koordinatama</text:p>
          </table:table-cell>
        </table:table-row>
      </table:table>
      <text:p text:style-name="P13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Struktura</text:p>
          </table:table-cell>
          <table:table-cell table:style-name="Table4.B1" office:value-type="string">
            <text:p text:style-name="P41">Prikaz mape</text:p>
          </table:table-cell>
        </table:table-row>
        <table:table-row>
          <table:table-cell table:style-name="Table4.A2" office:value-type="string">
            <text:p text:style-name="P31">Ime</text:p>
          </table:table-cell>
          <table:table-cell table:style-name="Table4.B2" office:value-type="string">
            <text:p text:style-name="P38">Map<text:span text:style-name="T21">Viewport</text:span></text:p>
          </table:table-cell>
        </table:table-row>
        <table:table-row>
          <table:table-cell table:style-name="Table4.A2" office:value-type="string">
            <text:p text:style-name="P31">Definisana u</text:p>
          </table:table-cell>
          <table:table-cell table:style-name="Table4.B2" office:value-type="string">
            <text:p text:style-name="P38">MapEntityCommon.hpp</text:p>
          </table:table-cell>
        </table:table-row>
        <table:table-row>
          <table:table-cell table:style-name="Table4.A2" office:value-type="string">
            <text:p text:style-name="P31">Koristi</text:p>
          </table:table-cell>
          <table:table-cell table:style-name="Table4.B2" office:value-type="string">
            <text:p text:style-name="P49">Block, Map, EntityNode (MapEntityCommon.hpp)</text:p>
          </table:table-cell>
        </table:table-row>
        <table:table-row>
          <table:table-cell table:style-name="Table4.A2" office:value-type="string">
            <text:p text:style-name="P31">Definicija</text:p>
          </table:table-cell>
          <table:table-cell table:style-name="Table4.B2" office:value-type="string">
            <text:p text:style-name="Standard">typedef struct {</text:p>
            <text:p text:style-name="Standard"><text:tab/>Block **viewport;</text:p>
            <text:p text:style-name="Standard"><text:tab/>short x;</text:p>
            <text:p text:style-name="Standard"><text:tab/>short y;</text:p>
            <text:p text:style-name="Standard"><text:tab/>short front;</text:p>
            <text:p text:style-name="Standard"><text:tab/>short yFront;</text:p>
            <text:p text:style-name="Standard"><text:tab/>Map *map;</text:p>
            <text:p text:style-name="Standard">} MapViewport;</text:p>
          </table:table-cell>
        </table:table-row>
        <table:table-row>
          <table:table-cell table:style-name="Table4.A2" office:value-type="string">
            <text:p text:style-name="P31">Manipulacija</text:p>
          </table:table-cell>
          <table:table-cell table:style-name="Table4.B2" office:value-type="string">
            <text:p text:style-name="P42">getViewport – stvara prikaz dela mape počevši od koordinate (0, 0)</text:p>
            <text:p text:style-name="P51">mapInit – kreira mapu pomoću loadMap i vraća prikaz te mape</text:p>
            <text:p text:style-name="P44">shiftLeft/shiftRight – pomera prikaz mape za jedno polje po x koordinati</text:p>
            <text:p text:style-name="P44">shiftUp/shiftDown – pomera prikaz mape za jedno polje po y koordinati</text:p>
            <text:p text:style-name="P45">setViewportBlock – postavlja blok setMapBlock funkcijuom i ažurira MapViewport</text:p>
            <text:p text:style-name="P48">freeMap – oslo<text:span text:style-name="T22">b</text:span>ađa prikaz mape i asociranu mapu iz memorije</text:p>
          </table:table-cell>
        </table:table-row>
        <table:table-row>
          <table:table-cell table:style-name="Table4.A2" office:value-type="string">
            <text:p text:style-name="P47">Dodatne strukture</text:p>
          </table:table-cell>
          <table:table-cell table:style-name="Table4.B2" office:value-type="string">
            <text:p text:style-name="Standard">typedef struct {</text:p>
            <text:p text:style-name="Standard"><text:tab/>unsigned char type;</text:p>
            <text:p text:style-name="Standard"><text:tab/>unsigned char destructible : 1;</text:p>
            <text:p text:style-name="Standard"><text:tab/>unsigned char content : 3;</text:p>
            <text:p text:style-name="Standard">} Block;</text:p>
          </table:table-cell>
        </table:table-row>
        <table:table-row>
          <table:table-cell table:style-name="Table4.A2" office:value-type="string">
            <text:p text:style-name="P47">Opis</text:p>
          </table:table-cell>
          <table:table-cell table:style-name="Table4.B2" office:value-type="string">
            <text:p text:style-name="P47">Block čuva podatke o bloku.</text:p>
            <text:p text:style-name="P47">getBlock – pretvara šifru bloka u Block strukturu.</text:p>
          </table:table-cell>
        </table:table-row>
      </table:table>
      <text:p text:style-name="P133"/>
      <text:p text:style-name="P133"/>
      <text:p text:style-name="P133"/>
      <text:p text:style-name="P133"/>
      <text:p text:style-name="P133"/>
      <text:p text:style-name="P133"><text:soft-page-break/></text:p>
      <text:h text:style-name="P3" text:outline-level="1">Spisak funkcija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1">Ime</text:p>
          </table:table-cell>
          <table:table-cell table:style-name="Table5.B1" office:value-type="string">
            <text:p text:style-name="P52">mapInit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T23">Prototip</text:span></text:p>
          </table:table-cell>
          <table:table-cell table:style-name="Table5.B2" office:value-type="string">
            <text:p text:style-name="Standard">MapViewport* mapInit(std::string location);</text:p>
          </table:table-cell>
        </table:table-row>
        <table:table-row>
          <table:table-cell table:style-name="Table5.A2" office:value-type="string">
            <text:p text:style-name="P51">Argumenti</text:p>
          </table:table-cell>
          <table:table-cell table:style-name="Table5.B2" office:value-type="string">
            <text:p text:style-name="P61">location [in]: adresa mape koja treba da se učita</text:p>
          </table:table-cell>
        </table:table-row>
        <table:table-row>
          <table:table-cell table:style-name="Table5.A2" office:value-type="string">
            <text:p text:style-name="P51">Povratna vrednost</text:p>
          </table:table-cell>
          <table:table-cell table:style-name="Table5.B2" office:value-type="string">
            <text:p text:style-name="P61">Pokazivač na prikaz mape, učitane na osnovu date adrese</text:p>
          </table:table-cell>
        </table:table-row>
        <table:table-row>
          <table:table-cell table:style-name="Table5.A2" office:value-type="string">
            <text:p text:style-name="P51">Zahteva</text:p>
          </table:table-cell>
          <table:table-cell table:style-name="Table5.B2" office:value-type="string">
            <text:p text:style-name="P62">MapEntityCommon.hpp, MapLoader.cpp</text:p>
          </table:table-cell>
        </table:table-row>
        <table:table-row>
          <table:table-cell table:style-name="Table5.A2" office:value-type="string">
            <text:p text:style-name="P51">Primer korišćenja</text:p>
          </table:table-cell>
          <table:table-cell table:style-name="Table5.B2" office:value-type="string">
            <text:p text:style-name="P62">MapViewport *map = mapInit(“worlds/1”);</text:p>
            <text:p text:style-name="P62">// Učitava mapu na osnovu fajlova 1.map i 1.bg (adresa ne sme da sadrži ekstenzije)</text:p>
          </table:table-cell>
        </table:table-row>
        <table:table-row>
          <table:table-cell table:style-name="Table5.A2" office:value-type="string">
            <text:p text:style-name="P51">Ograničenja i problemi</text:p>
          </table:table-cell>
          <table:table-cell table:style-name="Table5.B2" office:value-type="string">
            <text:p text:style-name="P61"><text:span text:style-name="T27">Adresa</text:span> mape mora da <text:span text:style-name="T27">bude validna</text:span> i <text:span text:style-name="T27">mapa na toj adresi mora da bude validna.</text:span></text:p>
          </table:table-cell>
        </table:table-row>
      </table:table>
      <text:p text:style-name="P13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3">Ime</text:p>
          </table:table-cell>
          <table:table-cell table:style-name="Table6.B1" office:value-type="string">
            <text:p text:style-name="P73">shiftLeft/shiftRight/shiftUp/shiftDown</text:p>
          </table:table-cell>
        </table:table-row>
        <table:table-row table:style-name="Table6.2">
          <table:table-cell table:style-name="Table6.A2" office:value-type="string">
            <text:p text:style-name="P72"><text:span text:style-name="T23">Prototip </text:span><text:span text:style-name="T28">(za jednu)</text:span></text:p>
          </table:table-cell>
          <table:table-cell table:style-name="Table6.B2" office:value-type="string">
            <text:p text:style-name="Standard">bool shiftLeft(MapViewport* viewport);</text:p>
          </table:table-cell>
        </table:table-row>
        <table:table-row>
          <table:table-cell table:style-name="Table6.A2" office:value-type="string">
            <text:p text:style-name="P53">Argumenti</text:p>
          </table:table-cell>
          <table:table-cell table:style-name="Table6.B2" office:value-type="string">
            <text:p text:style-name="P73">viewport <text:span text:style-name="T26">[in/</text:span><text:span text:style-name="T29">out</text:span><text:span text:style-name="T26">]: </text:span>pokazivač na inicijalizovan prikaz mape</text:p>
          </table:table-cell>
        </table:table-row>
        <table:table-row>
          <table:table-cell table:style-name="Table6.A2" office:value-type="string">
            <text:p text:style-name="P53">Povratna vrednost</text:p>
          </table:table-cell>
          <table:table-cell table:style-name="Table6.B2" office:value-type="string">
            <text:p text:style-name="P82">true – ako je pomeraj prikaza uspeo, u suprotnom false</text:p>
          </table:table-cell>
        </table:table-row>
        <table:table-row>
          <table:table-cell table:style-name="Table6.A2" office:value-type="string">
            <text:p text:style-name="P53">Zahteva</text:p>
          </table:table-cell>
          <table:table-cell table:style-name="Table6.B2" office:value-type="string">
            <text:p text:style-name="P63">MapEntityCommon.hpp, MapLoader.cpp</text:p>
          </table:table-cell>
        </table:table-row>
        <table:table-row>
          <table:table-cell table:style-name="Table6.A2" office:value-type="string">
            <text:p text:style-name="P53">Primer korišćenja</text:p>
          </table:table-cell>
          <table:table-cell table:style-name="Table6.B2" office:value-type="string">
            <text:p text:style-name="P64">MapViewport *map = mapInit(“worlds/1”);</text:p>
            <text:p text:style-name="P81">shiftLeft(map);</text:p>
          </table:table-cell>
        </table:table-row>
        <table:table-row>
          <table:table-cell table:style-name="Table6.A2" office:value-type="string">
            <text:p text:style-name="P53">Ograničenja i problemi</text:p>
          </table:table-cell>
          <table:table-cell table:style-name="Table6.B2" office:value-type="string">
            <text:p text:style-name="P73">Prikaz mape mora da bude inicijalizovan.</text:p>
          </table:table-cell>
        </table:table-row>
      </table:table>
      <text:p text:style-name="P21"/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>Ime</text:p>
          </table:table-cell>
          <table:table-cell table:style-name="Table7.B1" office:value-type="string">
            <text:p text:style-name="P46">setViewportBlock</text:p>
          </table:table-cell>
        </table:table-row>
        <table:table-row table:style-name="Table7.2">
          <table:table-cell table:style-name="Table7.A2" office:value-type="string">
            <text:p text:style-name="Table_20_Contents"><text:span text:style-name="T23">Prototip </text:span></text:p>
          </table:table-cell>
          <table:table-cell table:style-name="Table7.B2" office:value-type="string">
            <text:p text:style-name="Standard">bool setViewportBlock(MapViewport *map, int x, int y, unsigned char block);</text:p>
          </table:table-cell>
        </table:table-row>
        <table:table-row>
          <table:table-cell table:style-name="Table7.A2" office:value-type="string">
            <text:p text:style-name="P54">Argumenti</text:p>
          </table:table-cell>
          <table:table-cell table:style-name="Table7.B2" office:value-type="string">
            <text:p text:style-name="P74"><text:span text:style-name="T29">map</text:span> <text:span text:style-name="T26">[in/</text:span><text:span text:style-name="T29">out</text:span><text:span text:style-name="T26">]: </text:span>pokazivač na inicijalizovan prikaz mape</text:p>
            <text:p text:style-name="P86">x <text:span text:style-name="T26">[in] – </text:span>x koordinata bloka</text:p>
            <text:p text:style-name="P86">y <text:span text:style-name="T26">[in] – </text:span>y koordinata bloka</text:p>
            <text:p text:style-name="P86">block <text:span text:style-name="T26">[in] – </text:span>šifra bloka</text:p>
          </table:table-cell>
        </table:table-row>
        <table:table-row>
          <table:table-cell table:style-name="Table7.A2" office:value-type="string">
            <text:p text:style-name="P54">Povratna vrednost</text:p>
          </table:table-cell>
          <table:table-cell table:style-name="Table7.B2" office:value-type="string">
            <text:p text:style-name="P83">true – ako je <text:span text:style-name="T30">postavljanje bloka</text:span> <text:span text:style-name="T30">uspelo</text:span>, u suprotnom false</text:p>
          </table:table-cell>
        </table:table-row>
        <table:table-row>
          <table:table-cell table:style-name="Table7.A2" office:value-type="string">
            <text:p text:style-name="P54">Zahteva</text:p>
          </table:table-cell>
          <table:table-cell table:style-name="Table7.B2" office:value-type="string">
            <text:p text:style-name="P65">MapEntityCommon.hpp, MapLoader.cpp</text:p>
          </table:table-cell>
        </table:table-row>
        <table:table-row>
          <table:table-cell table:style-name="Table7.A2" office:value-type="string">
            <text:p text:style-name="P54">Primer korišćenja</text:p>
          </table:table-cell>
          <table:table-cell table:style-name="Table7.B2" office:value-type="string">
            <text:p text:style-name="P65">MapViewport *map = mapInit(“worlds/1”);</text:p>
            <text:p text:style-name="P90">setViewportBlock(map, 5, 5, BRICK); // BRICK je predefinisana <text:span text:style-name="T31">brojčana konstanta</text:span></text:p>
          </table:table-cell>
        </table:table-row>
        <table:table-row>
          <table:table-cell table:style-name="Table7.A2" office:value-type="string">
            <text:p text:style-name="P54">Ograničenja i problemi</text:p>
          </table:table-cell>
          <table:table-cell table:style-name="Table7.B2" office:value-type="string">
            <text:p text:style-name="P74">Prikaz mape mora da bude inicijalizovan.</text:p>
          </table:table-cell>
        </table:table-row>
      </table:table>
      <text:p text:style-name="P22"/>
      <text:p text:style-name="P2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5">Ime</text:p>
          </table:table-cell>
          <table:table-cell table:style-name="Table8.B1" office:value-type="string">
            <text:p text:style-name="Table_20_Contents"><text:span text:style-name="T32">getBackgroundBlock</text:span></text:p>
          </table:table-cell>
        </table:table-row>
        <table:table-row table:style-name="Table8.2">
          <table:table-cell table:style-name="Table8.A2" office:value-type="string">
            <text:p text:style-name="P92"><text:span text:style-name="T23">Prototip </text:span></text:p>
          </table:table-cell>
          <table:table-cell table:style-name="Table8.B2" office:value-type="string">
            <text:p text:style-name="Standard">unsigned char <text:span text:style-name="T33">getBackgroundBlock</text:span>(Map *map, int x, int y);</text:p>
          </table:table-cell>
        </table:table-row>
        <table:table-row table:style-name="Table8.3">
          <table:table-cell table:style-name="Table8.A2" office:value-type="string">
            <text:p text:style-name="P55">Argumenti</text:p>
          </table:table-cell>
          <table:table-cell table:style-name="Table8.B2" office:value-type="string">
            <text:p text:style-name="P75"><text:span text:style-name="T29">map</text:span> <text:span text:style-name="T26">[in/</text:span><text:span text:style-name="T29">out</text:span><text:span text:style-name="T26">]: </text:span>pokazivač na inicijalizov<text:span text:style-name="T34">nu mapu</text:span></text:p>
            <text:p text:style-name="P87">x <text:span text:style-name="T26">[in] – </text:span>x koordinata bloka</text:p>
            <text:p text:style-name="P87">y <text:span text:style-name="T26">[in] – </text:span>y koordinata bloka</text:p>
          </table:table-cell>
        </table:table-row>
        <table:table-row>
          <table:table-cell table:style-name="Table8.A2" office:value-type="string">
            <text:p text:style-name="P55">Povratna vrednost</text:p>
          </table:table-cell>
          <table:table-cell table:style-name="Table8.B2" office:value-type="string">
            <text:p text:style-name="P93">Šifru bloka, ako je koordinata valida, u suprotnom 255.</text:p>
          </table:table-cell>
        </table:table-row>
        <table:table-row>
          <table:table-cell table:style-name="Table8.A2" office:value-type="string">
            <text:p text:style-name="P55">Zahteva</text:p>
          </table:table-cell>
          <table:table-cell table:style-name="Table8.B2" office:value-type="string">
            <text:p text:style-name="P66">MapEntityCommon.hpp, MapLoader.cpp</text:p>
          </table:table-cell>
        </table:table-row>
        <table:table-row>
          <table:table-cell table:style-name="Table8.A2" office:value-type="string">
            <text:p text:style-name="P55">Primer korišćenja</text:p>
          </table:table-cell>
          <table:table-cell table:style-name="Table8.B2" office:value-type="string">
            <text:p text:style-name="P66">MapViewport *map = mapInit(“worlds/1”);</text:p>
            <text:p text:style-name="P94">int block = getBackgroundBlock(map-&gt;map, 5, 5);</text:p>
          </table:table-cell>
        </table:table-row>
        <table:table-row>
          <table:table-cell table:style-name="Table8.A2" office:value-type="string">
            <text:p text:style-name="P55">Ograničenja i <text:soft-page-break/>problemi</text:p>
          </table:table-cell>
          <table:table-cell table:style-name="Table8.B2" office:value-type="string">
            <text:p text:style-name="P96">Mapa mora da bude inicijalizovana.</text:p>
          </table:table-cell>
        </table:table-row>
      </table:table>
      <text:p text:style-name="P23"/>
      <text:p text:style-name="P2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6">Ime</text:p>
          </table:table-cell>
          <table:table-cell table:style-name="Table9.B1" office:value-type="string">
            <text:p text:style-name="P94">setBackgroundBlock</text:p>
          </table:table-cell>
        </table:table-row>
        <table:table-row table:style-name="Table9.2">
          <table:table-cell table:style-name="Table9.A2" office:value-type="string">
            <text:p text:style-name="P95"><text:span text:style-name="T23">Prototip </text:span></text:p>
          </table:table-cell>
          <table:table-cell table:style-name="Table9.B2" office:value-type="string">
            <text:p text:style-name="Standard"><text:span text:style-name="T33">bool</text:span> setBackgroundBlock(Map *map, int x, int y, <text:span text:style-name="T34">unsigned char block</text:span>);</text:p>
          </table:table-cell>
        </table:table-row>
        <table:table-row>
          <table:table-cell table:style-name="Table9.A2" office:value-type="string">
            <text:p text:style-name="P56">Argumenti</text:p>
          </table:table-cell>
          <table:table-cell table:style-name="Table9.B2" office:value-type="string">
            <text:p text:style-name="P76"><text:span text:style-name="T29">map</text:span> <text:span text:style-name="T26">[in/</text:span><text:span text:style-name="T29">out</text:span><text:span text:style-name="T26">]: </text:span>pokazivač na inicijalizov<text:span text:style-name="T34">u mapu</text:span></text:p>
            <text:p text:style-name="P88">x <text:span text:style-name="T26">[in] – </text:span>x koordinata bloka</text:p>
            <text:p text:style-name="P88">y <text:span text:style-name="T26">[in] – </text:span>y koordinata bloka</text:p>
            <text:p text:style-name="P88">block <text:span text:style-name="T26">[in] – </text:span>šifra bloka</text:p>
          </table:table-cell>
        </table:table-row>
        <table:table-row>
          <table:table-cell table:style-name="Table9.A2" office:value-type="string">
            <text:p text:style-name="P56">Povratna vrednost</text:p>
          </table:table-cell>
          <table:table-cell table:style-name="Table9.B2" office:value-type="string">
            <text:p text:style-name="P84">true – ako je <text:span text:style-name="T30">postavljanje bloka</text:span> <text:span text:style-name="T30">uspelo</text:span>, u suprotnom false</text:p>
          </table:table-cell>
        </table:table-row>
        <table:table-row>
          <table:table-cell table:style-name="Table9.A2" office:value-type="string">
            <text:p text:style-name="P56">Zahteva</text:p>
          </table:table-cell>
          <table:table-cell table:style-name="Table9.B2" office:value-type="string">
            <text:p text:style-name="P67">MapEntityCommon.hpp, MapLoader.cpp</text:p>
          </table:table-cell>
        </table:table-row>
        <table:table-row>
          <table:table-cell table:style-name="Table9.A2" office:value-type="string">
            <text:p text:style-name="P56">Primer korišćenja</text:p>
          </table:table-cell>
          <table:table-cell table:style-name="Table9.B2" office:value-type="string">
            <text:p text:style-name="P67">MapViewport *map = mapInit(“worlds/1”);</text:p>
            <text:p text:style-name="P91">set<text:span text:style-name="T35">Background</text:span>Block(map, 5, 5, BRICK_<text:span text:style-name="T35">BG</text:span>);</text:p>
            <text:p text:style-name="P91">// BRICK_<text:span text:style-name="T35">BG</text:span> je predefinisana <text:span text:style-name="T31">brojčana konstanta</text:span></text:p>
          </table:table-cell>
        </table:table-row>
        <table:table-row>
          <table:table-cell table:style-name="Table9.A2" office:value-type="string">
            <text:p text:style-name="P56">Ograničenja i problemi</text:p>
          </table:table-cell>
          <table:table-cell table:style-name="Table9.B2" office:value-type="string">
            <text:p text:style-name="P97">Mapa mora da bude inicijalizovana.</text:p>
          </table:table-cell>
        </table:table-row>
      </table:table>
      <text:p text:style-name="P24"/>
      <text:p text:style-name="P2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7">Ime</text:p>
          </table:table-cell>
          <table:table-cell table:style-name="Table10.B1" office:value-type="string">
            <text:p text:style-name="P103">freeMap</text:p>
          </table:table-cell>
        </table:table-row>
        <table:table-row table:style-name="Table10.2">
          <table:table-cell table:style-name="Table10.A2" office:value-type="string">
            <text:p text:style-name="P102"><text:span text:style-name="T23">Prototip </text:span></text:p>
          </table:table-cell>
          <table:table-cell table:style-name="Table10.B2" office:value-type="string">
            <text:p text:style-name="Standard">void freeMap(MapViewport *map);</text:p>
          </table:table-cell>
        </table:table-row>
        <table:table-row>
          <table:table-cell table:style-name="Table10.A2" office:value-type="string">
            <text:p text:style-name="P57">Argumenti</text:p>
          </table:table-cell>
          <table:table-cell table:style-name="Table10.B2" office:value-type="string">
            <text:p text:style-name="P77"><text:span text:style-name="T29">map</text:span> <text:span text:style-name="T26">[in/</text:span><text:span text:style-name="T29">out</text:span><text:span text:style-name="T26">]: </text:span>pokazivač na inicijalizov<text:span text:style-name="T36">an prikaz mape</text:span></text:p>
          </table:table-cell>
        </table:table-row>
        <table:table-row>
          <table:table-cell table:style-name="Table10.A2" office:value-type="string">
            <text:p text:style-name="P57">Povratna vrednost</text:p>
          </table:table-cell>
          <table:table-cell table:style-name="Table10.B2" office:value-type="string">
            <text:p text:style-name="P85"/>
          </table:table-cell>
        </table:table-row>
        <table:table-row>
          <table:table-cell table:style-name="Table10.A2" office:value-type="string">
            <text:p text:style-name="P57">Zahteva</text:p>
          </table:table-cell>
          <table:table-cell table:style-name="Table10.B2" office:value-type="string">
            <text:p text:style-name="P68">MapEntityCommon.hpp, MapLoader.cpp</text:p>
          </table:table-cell>
        </table:table-row>
        <table:table-row>
          <table:table-cell table:style-name="Table10.A2" office:value-type="string">
            <text:p text:style-name="P57">Primer korišćenja</text:p>
          </table:table-cell>
          <table:table-cell table:style-name="Table10.B2" office:value-type="string">
            <text:p text:style-name="P68">MapViewport *map = mapInit(“worlds/1”);</text:p>
            <text:p text:style-name="P104">freeMap(map);</text:p>
          </table:table-cell>
        </table:table-row>
        <table:table-row>
          <table:table-cell table:style-name="Table10.A2" office:value-type="string">
            <text:p text:style-name="P57">Ograničenja i problemi</text:p>
          </table:table-cell>
          <table:table-cell table:style-name="Table10.B2" office:value-type="string">
            <text:p text:style-name="P98"><text:span text:style-name="T36">Prikaz mape</text:span> mora da bude inicijalizovan.</text:p>
          </table:table-cell>
        </table:table-row>
      </table:table>
      <text:p text:style-name="P25"/>
      <text:p text:style-name="P2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8">Ime</text:p>
          </table:table-cell>
          <table:table-cell table:style-name="Table11.B1" office:value-type="string">
            <text:p text:style-name="P106">summonEntity</text:p>
          </table:table-cell>
        </table:table-row>
        <table:table-row table:style-name="Table11.2">
          <table:table-cell table:style-name="Table11.A2" office:value-type="string">
            <text:p text:style-name="P105"><text:span text:style-name="T23">Prototip </text:span></text:p>
          </table:table-cell>
          <table:table-cell table:style-name="Table11.B2" office:value-type="string">
            <text:p text:style-name="Standard">EntityNode* summonEntity(int type, float x, float y, Map *map);</text:p>
          </table:table-cell>
        </table:table-row>
        <table:table-row>
          <table:table-cell table:style-name="Table11.A2" office:value-type="string">
            <text:p text:style-name="P58">Argumenti</text:p>
          </table:table-cell>
          <table:table-cell table:style-name="Table11.B2" office:value-type="string">
            <text:p text:style-name="P89"><text:span text:style-name="T37">type</text:span> <text:span text:style-name="T26">[in] – </text:span><text:span text:style-name="T37">vrsta entiteta</text:span></text:p>
            <text:p text:style-name="P89">x <text:span text:style-name="T26">[in] – </text:span>x koordinata <text:span text:style-name="T37">entiteta</text:span></text:p>
            <text:p text:style-name="P107"><text:span text:style-name="T29">y </text:span><text:span text:style-name="T26">[in] – </text:span><text:span text:style-name="T29">y koordinata </text:span>entiteta</text:p>
            <text:p text:style-name="P78"><text:span text:style-name="T29">map</text:span> <text:span text:style-name="T26">[in/</text:span><text:span text:style-name="T29">out</text:span><text:span text:style-name="T26">]: </text:span>pokazivač na inicijalizov<text:span text:style-name="T37">u mapu</text:span></text:p>
          </table:table-cell>
        </table:table-row>
        <table:table-row>
          <table:table-cell table:style-name="Table11.A2" office:value-type="string">
            <text:p text:style-name="P58">Povratna vrednost</text:p>
          </table:table-cell>
          <table:table-cell table:style-name="Table11.B2" office:value-type="string">
            <text:p text:style-name="P108">Pokazivač na novonapravljeni entitet</text:p>
          </table:table-cell>
        </table:table-row>
        <table:table-row>
          <table:table-cell table:style-name="Table11.A2" office:value-type="string">
            <text:p text:style-name="P58">Zahteva</text:p>
          </table:table-cell>
          <table:table-cell table:style-name="Table11.B2" office:value-type="string">
            <text:p text:style-name="P69">MapEntityCommon.hpp, <text:span text:style-name="T38">MapLoader</text:span>.cpp <text:span text:style-name="T38">EntityHandler.cpp</text:span></text:p>
          </table:table-cell>
        </table:table-row>
        <table:table-row>
          <table:table-cell table:style-name="Table11.A2" office:value-type="string">
            <text:p text:style-name="P58">Primer korišćenja</text:p>
          </table:table-cell>
          <table:table-cell table:style-name="Table11.B2" office:value-type="string">
            <text:p text:style-name="P69">MapViewport *map = mapInit(“worlds/1”);</text:p>
            <text:p text:style-name="P111">EntityNode *entity = summonEntity(BOWSER, 12.6, 11.2, <text:span text:style-name="T33">map→map)</text:span>;</text:p>
            <text:p text:style-name="P114">// BOWSER je predefinisana brojčana konstanta</text:p>
          </table:table-cell>
        </table:table-row>
        <table:table-row>
          <table:table-cell table:style-name="Table11.A2" office:value-type="string">
            <text:p text:style-name="P58">Ograničenja i problemi</text:p>
          </table:table-cell>
          <table:table-cell table:style-name="Table11.B2" office:value-type="string">
            <text:p text:style-name="P99"><text:span text:style-name="T36">Prikaz mape</text:span> mora da bude inicijalizovan.</text:p>
            <text:p text:style-name="P99"/>
          </table:table-cell>
        </table:table-row>
      </table:table>
      <text:p text:style-name="P26"/>
      <text:p text:style-name="P2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9">Ime</text:p>
          </table:table-cell>
          <table:table-cell table:style-name="Table12.B1" office:value-type="string">
            <text:p text:style-name="P114">killEntity</text:p>
          </table:table-cell>
        </table:table-row>
        <table:table-row table:style-name="Table12.2">
          <table:table-cell table:style-name="Table12.A2" office:value-type="string">
            <text:p text:style-name="P116"><text:span text:style-name="T23">Prototip </text:span></text:p>
          </table:table-cell>
          <table:table-cell table:style-name="Table12.B2" office:value-type="string">
            <text:p text:style-name="Standard">void killEntity(EntityNode *entity, MapViewport *map);</text:p>
          </table:table-cell>
        </table:table-row>
        <table:table-row>
          <table:table-cell table:style-name="Table12.A2" office:value-type="string">
            <text:p text:style-name="P59">Argumenti</text:p>
          </table:table-cell>
          <table:table-cell table:style-name="Table12.B2" office:value-type="string">
            <text:p text:style-name="P114"><text:span text:style-name="T45">e</text:span>ntity <text:span text:style-name="T26">[in/</text:span><text:span text:style-name="T29">out</text:span><text:span text:style-name="T26">]: </text:span><text:span text:style-name="T28">pokazivač na </text:span>inicijalizovan entitet</text:p>
            <text:p text:style-name="P79"><text:span text:style-name="T29">map</text:span> <text:span text:style-name="T26">[in/</text:span><text:span text:style-name="T29">out</text:span><text:span text:style-name="T26">]: </text:span>pokazivač na inicijalizov<text:span text:style-name="T39">an </text:span><text:span text:style-name="T46">prikaz mape</text:span></text:p>
          </table:table-cell>
        </table:table-row>
        <table:table-row>
          <table:table-cell table:style-name="Table12.A2" office:value-type="string">
            <text:p text:style-name="P59">Povratna vrednost</text:p>
          </table:table-cell>
          <table:table-cell table:style-name="Table12.B2" office:value-type="string">
            <text:p text:style-name="P109"/>
          </table:table-cell>
        </table:table-row>
        <table:table-row>
          <table:table-cell table:style-name="Table12.A2" office:value-type="string">
            <text:p text:style-name="P59">Zahteva</text:p>
          </table:table-cell>
          <table:table-cell table:style-name="Table12.B2" office:value-type="string">
            <text:p text:style-name="P70">MapEntityCommon.hpp, <text:span text:style-name="T38">MapLoader</text:span>.cpp <text:span text:style-name="T38">EntityHandler.cpp</text:span></text:p>
          </table:table-cell>
        </table:table-row>
        <table:table-row>
          <table:table-cell table:style-name="Table12.A2" office:value-type="string">
            <text:p text:style-name="P59">Primer korišćenja</text:p>
          </table:table-cell>
          <table:table-cell table:style-name="Table12.B2" office:value-type="string">
            <text:p text:style-name="P70">MapViewport *map = mapInit(“worlds/1”);</text:p>
            <text:p text:style-name="P112"><text:soft-page-break/>EntityNode *entity = summonEntity(BOWSER, 12.6, 11.2, <text:span text:style-name="T33">map-&gt;map)</text:span>;</text:p>
            <text:p text:style-name="P114">// BOWSER je predefinisana brojčana konstanta</text:p>
            <text:p text:style-name="P119">killEntity(entity, <text:s/><text:span text:style-name="T33">map-&gt;map</text:span>);</text:p>
          </table:table-cell>
        </table:table-row>
        <table:table-row>
          <table:table-cell table:style-name="Table12.A2" office:value-type="string">
            <text:p text:style-name="P59">Ograničenja i problemi</text:p>
          </table:table-cell>
          <table:table-cell table:style-name="Table12.B2" office:value-type="string">
            <text:p text:style-name="P100"><text:span text:style-name="T36">Prikaz mape</text:span> mora da bude inicijalizovan.</text:p>
            <text:p text:style-name="P118">Entitet mora da bude inicijalizovan <text:span text:style-name="T41">i da se nalazi u listi živih entiteta.</text:span></text:p>
          </table:table-cell>
        </table:table-row>
      </table:table>
      <text:p text:style-name="P27"/>
      <text:p text:style-name="P2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0">Ime</text:p>
          </table:table-cell>
          <table:table-cell table:style-name="Table13.B1" office:value-type="string">
            <text:p text:style-name="P122">removeEntity</text:p>
          </table:table-cell>
        </table:table-row>
        <table:table-row table:style-name="Table13.2">
          <table:table-cell table:style-name="Table13.A2" office:value-type="string">
            <text:p text:style-name="P121"><text:span text:style-name="T23">Prototip </text:span></text:p>
          </table:table-cell>
          <table:table-cell table:style-name="Table13.B2" office:value-type="string">
            <text:p text:style-name="P29">void removeEntity(EntityNode *entity, MapViewport *map);</text:p>
          </table:table-cell>
        </table:table-row>
        <table:table-row>
          <table:table-cell table:style-name="Table13.A2" office:value-type="string">
            <text:p text:style-name="P60">Argumenti</text:p>
          </table:table-cell>
          <table:table-cell table:style-name="Table13.B2" office:value-type="string">
            <text:p text:style-name="P115"><text:span text:style-name="T45">e</text:span>ntity <text:span text:style-name="T26">[in/</text:span><text:span text:style-name="T29">out</text:span><text:span text:style-name="T26">]: </text:span><text:span text:style-name="T28">pokazivač na </text:span>inicijalizovan entitet</text:p>
            <text:p text:style-name="P80"><text:span text:style-name="T29">map</text:span> <text:span text:style-name="T26">[in/</text:span><text:span text:style-name="T29">out</text:span><text:span text:style-name="T26">]: </text:span>pokazivač na inicijalizov<text:span text:style-name="T39">an </text:span><text:span text:style-name="T45">prikaz mape</text:span></text:p>
          </table:table-cell>
        </table:table-row>
        <table:table-row>
          <table:table-cell table:style-name="Table13.A2" office:value-type="string">
            <text:p text:style-name="P60">Povratna vrednost</text:p>
          </table:table-cell>
          <table:table-cell table:style-name="Table13.B2" office:value-type="string">
            <text:p text:style-name="P110"/>
          </table:table-cell>
        </table:table-row>
        <table:table-row>
          <table:table-cell table:style-name="Table13.A2" office:value-type="string">
            <text:p text:style-name="P60">Zahteva</text:p>
          </table:table-cell>
          <table:table-cell table:style-name="Table13.B2" office:value-type="string">
            <text:p text:style-name="P71">MapEntityCommon.hpp, <text:span text:style-name="T38">MapLoader</text:span>.cpp <text:span text:style-name="T38">EntityHandler.cpp</text:span></text:p>
          </table:table-cell>
        </table:table-row>
        <table:table-row>
          <table:table-cell table:style-name="Table13.A2" office:value-type="string">
            <text:p text:style-name="P60">Primer korišćenja</text:p>
          </table:table-cell>
          <table:table-cell table:style-name="Table13.B2" office:value-type="string">
            <text:p text:style-name="P71">MapViewport *map = mapInit(“worlds/1”);</text:p>
            <text:p text:style-name="P113">EntityNode *entity = summonEntity(BOWSER, 12.6, 11.2, <text:span text:style-name="T33">map-&gt;map)</text:span>;</text:p>
            <text:p text:style-name="P115">// BOWSER je predefinisana brojčana konstanta</text:p>
            <text:p text:style-name="P120">killEntity(entity, <text:s/><text:span text:style-name="T33">map→map);</text:span></text:p>
            <text:p text:style-name="P124">removeEntity(<text:span text:style-name="T40">entity, <text:s/></text:span><text:span text:style-name="T33">map-&gt;map);</text:span></text:p>
          </table:table-cell>
        </table:table-row>
        <table:table-row>
          <table:table-cell table:style-name="Table13.A2" office:value-type="string">
            <text:p text:style-name="P60">Ograničenja i problemi</text:p>
          </table:table-cell>
          <table:table-cell table:style-name="Table13.B2" office:value-type="string">
            <text:p text:style-name="P101"><text:span text:style-name="T36">Prikaz mape</text:span> mora da bude inicijalizovan.</text:p>
            <text:p text:style-name="P117">Entitet mora da bude inicijalizovan <text:span text:style-name="T41">i da se nalazi u listi živih entiteta.</text:span></text:p>
          </table:table-cell>
        </table:table-row>
      </table:table>
      <text:p text:style-name="P28"/>
      <text:p text:style-name="P2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0">Ime</text:p>
          </table:table-cell>
          <table:table-cell table:style-name="Table14.B1" office:value-type="string">
            <text:p text:style-name="P125">removeAliveEntity</text:p>
          </table:table-cell>
        </table:table-row>
        <table:table-row table:style-name="Table14.2">
          <table:table-cell table:style-name="Table14.A2" office:value-type="string">
            <text:p text:style-name="Standard">Prototip </text:p>
          </table:table-cell>
          <table:table-cell table:style-name="Table14.B2" office:value-type="string">
            <text:p text:style-name="Standard">void removeAliveEntity(EntityNode *entity, MapViewport *map);</text:p>
          </table:table-cell>
        </table:table-row>
        <table:table-row>
          <table:table-cell table:style-name="Table14.A2" office:value-type="string">
            <text:p text:style-name="P60">Argumenti</text:p>
          </table:table-cell>
          <table:table-cell table:style-name="Table14.B2" office:value-type="string">
            <text:p text:style-name="P115"><text:span text:style-name="T45">e</text:span>ntity <text:span text:style-name="T26">[in/</text:span><text:span text:style-name="T29">out</text:span><text:span text:style-name="T26">]: </text:span><text:span text:style-name="T28">pokazivač na </text:span>inicijalizovan entitet</text:p>
            <text:p text:style-name="P80"><text:span text:style-name="T29">map</text:span> <text:span text:style-name="T26">[in/</text:span><text:span text:style-name="T29">out</text:span><text:span text:style-name="T26">]: </text:span>pokazivač na inicijalizov<text:span text:style-name="T39">an </text:span><text:span text:style-name="T45">prikaz</text:span><text:span text:style-name="T39"> </text:span><text:span text:style-name="T45">mape</text:span></text:p>
          </table:table-cell>
        </table:table-row>
        <table:table-row>
          <table:table-cell table:style-name="Table14.A2" office:value-type="string">
            <text:p text:style-name="P60">Povratna vrednost</text:p>
          </table:table-cell>
          <table:table-cell table:style-name="Table14.B2" office:value-type="string">
            <text:p text:style-name="P110"/>
          </table:table-cell>
        </table:table-row>
        <table:table-row>
          <table:table-cell table:style-name="Table14.A2" office:value-type="string">
            <text:p text:style-name="P60">Zahteva</text:p>
          </table:table-cell>
          <table:table-cell table:style-name="Table14.B2" office:value-type="string">
            <text:p text:style-name="P71">MapEntityCommon.hpp, <text:span text:style-name="T38">MapLoader</text:span>.cpp <text:span text:style-name="T38">EntityHandler.cpp</text:span></text:p>
          </table:table-cell>
        </table:table-row>
        <table:table-row>
          <table:table-cell table:style-name="Table14.A2" office:value-type="string">
            <text:p text:style-name="P60">Primer korišćenja</text:p>
          </table:table-cell>
          <table:table-cell table:style-name="Table14.B2" office:value-type="string">
            <text:p text:style-name="P71">MapViewport *map = mapInit(“worlds/1”);</text:p>
            <text:p text:style-name="P113">EntityNode *entity = summonEntity(BOWSER, 12.6, 11.2, <text:span text:style-name="T33">map-&gt;map)</text:span>;</text:p>
            <text:p text:style-name="P115">// BOWSER je predefinisana brojčana konstanta</text:p>
            <text:p text:style-name="P123">remove<text:span text:style-name="T43">Alive</text:span>Entity(<text:span text:style-name="T40">entity, <text:s/></text:span><text:span text:style-name="T33">map-&gt;map);</text:span></text:p>
          </table:table-cell>
        </table:table-row>
        <table:table-row>
          <table:table-cell table:style-name="Table14.A2" office:value-type="string">
            <text:p text:style-name="P60">Ograničenja i problemi</text:p>
          </table:table-cell>
          <table:table-cell table:style-name="Table14.B2" office:value-type="string">
            <text:p text:style-name="P101"><text:span text:style-name="T36">Prikaz mape</text:span> mora da bude inicijalizovan.</text:p>
            <text:p text:style-name="P117">Entitet mora da bude inicijalizovan <text:span text:style-name="T42">i da se nalazi u listi </text:span><text:span text:style-name="T44">živih</text:span><text:span text:style-name="T42"> entiteta.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10:56.430438806</meta:creation-date>
    <meta:editing-cycles>72</meta:editing-cycles>
    <meta:editing-duration>PT1H55M7S</meta:editing-duration>
    <dc:date>2023-05-28T11:18:02.032656335</dc:date>
    <meta:generator>LibreOffice/7.3.7.2$Linux_X86_64 LibreOffice_project/30$Build-2</meta:generator>
    <meta:document-statistic meta:table-count="14" meta:image-count="0" meta:object-count="0" meta:page-count="7" meta:paragraph-count="318" meta:word-count="1342" meta:character-count="10291" meta:non-whitespace-character-count="9145"/>
  </office:meta>
</office:document-meta>
</file>